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39ef" officeooo:paragraph-rsid="001a39ef"/>
    </style:style>
    <style:style style:name="P2" style:family="paragraph" style:parent-style-name="Standard">
      <style:text-properties officeooo:rsid="001a6bae" officeooo:paragraph-rsid="001a6bae"/>
    </style:style>
    <style:style style:name="P3" style:family="paragraph" style:parent-style-name="Standard">
      <style:text-properties officeooo:rsid="001b85d4" officeooo:paragraph-rsid="001b85d4"/>
    </style:style>
    <style:style style:name="P4" style:family="paragraph" style:parent-style-name="Standard">
      <style:text-properties officeooo:rsid="001d4873" officeooo:paragraph-rsid="001d4873"/>
    </style:style>
    <style:style style:name="T1" style:family="text">
      <style:text-properties officeooo:rsid="001a6bae"/>
    </style:style>
    <style:style style:name="T2" style:family="text">
      <style:text-properties officeooo:rsid="001b85d4"/>
    </style:style>
    <style:style style:name="T3" style:family="text">
      <style:text-properties officeooo:rsid="001e9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во не разбирам?</text:p>
      <text:p text:style-name="P1">1. pattern matcher? → correspondance entre un id et un pattern?</text:p>
      <text:p text:style-name="P1">2. text annotation? → изречение? Pattern?</text:p>
      <text:p text:style-name="P1">3. text token = част от text annotation → част на речта? Дума от <text:s/>изречение?</text:p>
      <text:p text:style-name="P2">4. matchResult? → проверява дали matcher (таблица с всички pattern и техните id) съвпада с изречението, което му е дадено</text:p>
      <text:p text:style-name="P2">5. * = none or many?</text:p>
      <text:p text:style-name="P2">6. “<text:span text:style-name="T2">xxx aaa yyy zzz</text:span>” защо се мачва с “<text:span text:style-name="T2">xxx yyy? zzz</text:span>”?</text:p>
      <text:p text:style-name="P3">7. <text:span text:style-name="T1">“</text:span>xxx aaa aaa yyy zzz<text:span text:style-name="T1">” с </text:span>"xxx aaa* zzz"? Няма значение дали има някакви неща между тях?</text:p>
      <text:p text:style-name="P3">8. в началото има значение ако е различно, в края няма значение?</text:p>
      <text:p text:style-name="P3">9.като определим с кой патерн мачва изречението, можем да определим езика, настроението и т.н по характеристиките на патерна </text:p>
      <text:p text:style-name="P4">10. защо “brute goes wild now” се мачва с "[animal] goes wild", а не с "brute goes wild"?</text:p>
      <text:p text:style-name="P4">11. annotation, text annotation… ?</text:p>
      <text:p text:style-name="P4">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41:52.288472000</meta:creation-date>
    <dc:date>2018-12-05T20:54:40.977453000</dc:date>
    <meta:editing-duration>PT2H29S</meta:editing-duration>
    <meta:editing-cycles>1</meta:editing-cycles>
    <meta:document-statistic meta:table-count="0" meta:image-count="0" meta:object-count="0" meta:page-count="1" meta:paragraph-count="13" meta:word-count="145" meta:character-count="795" meta:non-whitespace-character-count="661"/>
    <meta:generator>LibreOffice/5.3.3.2$MacOSX_X86_64 LibreOffice_project/3d9a8b4b4e538a85e0782bd6c2d430bafe583448</meta:generator>
  </office:meta>
</office:document-meta>
</file>